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7b086" officeooo:paragraph-rsid="0017b08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p 1</text:p>
      <text:p text:style-name="P1">to understand principal and praticis and develops enginer role nd responsibility</text:p>
      <text:p text:style-name="P1"/>
      <text:p text:style-name="P1">Exp 2</text:p>
      <text:p text:style-name="P1">to understand version control system and source codevmanagement and to install gitAND CREATE GIT HUB ACCOUNT</text:p>
      <text:p text:style-name="P1"/>
      <text:p text:style-name="P1">Exp 3</text:p>
      <text:p text:style-name="P1">to perform various GIT operation on local and remote repo.. using git cheat sheat</text:p>
      <text:p text:style-name="P1"/>
      <text:p text:style-name="P1">Exp 4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7-08T09:24:10.943576473</meta:creation-date>
    <dc:date>2024-07-08T09:32:35.240834325</dc:date>
    <meta:editing-duration>PT8M31S</meta:editing-duration>
    <meta:editing-cycles>1</meta:editing-cycles>
    <meta:document-statistic meta:table-count="0" meta:image-count="0" meta:object-count="0" meta:page-count="1" meta:paragraph-count="7" meta:word-count="49" meta:character-count="289" meta:non-whitespace-character-count="247"/>
    <meta:generator>LibreOffice/6.4.7.2$Linux_X86_64 LibreOffice_project/40$Build-2</meta:generator>
  </office:meta>
</office:document-meta>
</file>